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margin-top="0in" fo:margin-bottom="0in" style:contextual-spacing="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1181in" style:contextual-spacing="false"/>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paragraph-properties fo:break-before="page"/>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list-style-name="L7">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paragraph-properties fo:margin-top="0in" fo:margin-bottom="0in" style:contextual-spacing="false" fo:line-height="100%"/>
    </style:style>
    <style:style style:name="P28" style:family="paragraph" style:parent-style-name="Heading_20_1" style:master-page-name="First_20_Page">
      <style:paragraph-properties style:page-number="auto"/>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underline-style="solid" style:text-underline-width="auto" style:text-und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6714423687791013465" text:style-name="L3">
        <text:list-item>
          <text:p text:style-name="P18">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8">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2" draw:name="graphics2" text:anchor-type="paragraph" svg:width="5.5047in" svg:height="4.4681in" draw:z-index="15"><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missing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5">by the datagram protocol itself, just passed through. Some possible approaches include:</text:span></text:p>
      <text:list xml:id="list5562032580994166444" text:style-name="L4">
        <text:list-item>
          <text:p text:style-name="P20">Don't use it at all. There are no replies to operations.</text:p>
        </text:list-item>
        <text:list-item>
          <text:p text:style-name="P19"><text:soft-page-break/><text:span text:style-name="T5">Don't use it at all. Each operation consists of a command datagram, and some other message or datagram in reply.</text:span></text:p>
        </text:list-item>
        <text:list-item>
          <text:p text:style-name="P19"><text:span text:style-name="T5">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span></text:p>
        </text:list-item>
      </text:list>
      <text:p text:style-name="Standard"><text:span text:style-name="T5">The Timeout Value field can be used by higher-level protocols to provide feedback on how long an operation will take. <text:s/>This could be used to provide a progress indictor or trip an error recovery operation when needed. A zero value, the default with nothing is provided, means no information. The higher level protocol that defines use of the datagram should define how to recover from timeout errors.</text:span></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8770398051880629236" text:style-name="L5">
        <text:list-item>
          <text:p text:style-name="P22">“Permanent error” — This node does not process datagrams, will not accept a datagram from this source, or for some other reason will not ever be able to accept this particular datagram. The datagram should not be retransmitted.</text:p>
        </text:list-item>
        <text:list-item>
          <text:p text:style-name="P22">“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n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text:soft-page-break/>Interaction Rejected message (see “OpenLCB Message Network Standard”) should only be used by nodes that don't implement the Datagram Transport protocol because it carries the notion that the Datagram Protocol isn't supported.</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bits 8-11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text:soft-page-break/>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430476147790636797" text:style-name="L6">
        <text:list-item>
          <text:p text:style-name="P23">CAN-Datagram Content Single Frame — Note that zero-length datagrams are valid.</text:p>
        </text:list-item>
        <text:list-item>
          <text:p text:style-name="P23">CAN-Datagram Content First Frame — Note that there's no requirement that this contain 8 bytes. This is to keep the total number of frames in a Datagram Content message bounded.</text:p>
        </text:list-item>
        <text:list-item>
          <text:p text:style-name="P23">CAN-Datagram Content Middle Frame — Note that there's no requirement that this contain 8 bytes. It cannot be empty, though.</text:p>
        </text:list-item>
        <text:list-item>
          <text:p text:style-name="P23">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8276694113534866527" text:style-name="L7">
        <text:list-item>
          <text:p text:style-name="P21">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1">Having multiple buffers in which the datagrams are separately accumulated.</text:p>
        </text:list-item>
      </text:list>
      <text:p text:style-name="P12">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ext:soft-page-break/>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text:soft-page-break/>Background Information</text:h>
      <text:h text:style-name="Heading_20_2" text:outline-level="2">Use Cases</text:h>
      <text:p text:style-name="Standard">Here are some example application-level protocols that are or might be transported using datagrams.</text:p>
      <text:list xml:id="list7819512460936714479" text:style-name="L8">
        <text:list-item>
          <text:p text:style-name="P24">Memory configuration: Simple one-value reads and writes of configuration data are one-to-one operations that need to exchange 4-8-16-32 bytes of data.</text:p>
        </text:list-item>
        <text:list-item>
          <text:p text:style-name="P24">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4">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4" draw:name="graphics5" text:anchor-type="char" svg:width="5.8252in" svg:height="4.602in" draw:z-index="17"><draw:image xlink:href="../mscgen/DatagramOK.png" xlink:type="simple" xlink:show="embed" xlink:actuate="onLoad"/></draw:frame><text:soft-page-break/></text:p>
      <text:p text:style-name="P27">Transferring a datagram using three CAN frames. Note buffering.</text:p>
      <text:p text:style-name="Caption"/>
      <text:h text:style-name="Heading_20_3" text:outline-level="3">Short CAN datagram case</text:h>
      <text:p text:style-name="P9"><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9"><text:tab/>Datagram Only Frame →</text:p>
      <text:p text:style-name="P11"><text:tab/>← Datagram Rejected, Resend OK</text:p>
      <text:h text:style-name="Heading_20_3" text:outline-level="3"><text:soft-page-break/>Rejected interleaved CAN datagram case</text:h>
      <text:p text:style-name="Standard"><draw:frame draw:style-name="fr3" draw:name="graphics3" text:anchor-type="paragraph" svg:width="4.95in" svg:height="7.8799in" draw:z-index="16"><draw:image xlink:href="../mscgen/DatagramInterleave.png" xlink:type="simple" xlink:show="embed" xlink:actuate="onLoad"/></draw:frame></text:p>
      <text:p text:style-name="Standard">Example of a node receiving two overlapping datagrams, rejecting one, <text:span text:style-name="T5">and</text:span> then receiving the retransmission.</text:p>
      <text:h text:style-name="Heading_20_3" text:outline-level="3"><text:soft-page-break/>Command/Reply Example</text:h>
      <text:p text:style-name="P9"><text:tab/>Command Datagram →</text:p>
      <text:p text:style-name="P9"><text:tab/>← Datagram Received OK</text:p>
      <text:p text:style-name="P9"><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9"><text:tab/>Command Datagram →</text:p>
      <text:p text:style-name="P9"><text:tab/>← Datagram Received OK</text:p>
      <text:p text:style-name="P9"><text:tab/>← Reply Datagram</text:p>
      <text:p text:style-name="P9"><text:tab/>Command Datagram →</text:p>
      <text:p text:style-name="P9"><text:tab/>Datagram Received OK →</text:p>
      <text:p text:style-name="P9"><text:tab/>← Datagram Received OK</text:p>
      <text:p text:style-name="P9"><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9"><text:tab/>Command Datagram →</text:p>
      <text:p text:style-name="P9"><text:tab/>← Datagram Received OK</text:p>
      <text:p text:style-name="P9"><text:tab/>← Reply Datagram</text:p>
      <text:p text:style-name="P9"><text:tab/>Command Datagram →</text:p>
      <text:p text:style-name="P9"><text:tab/>← Datagram Rejected, Resend OK </text:p>
      <text:p text:style-name="P9"><text:tab/>Datagram Received OK →</text:p>
      <text:p text:style-name="P9"><text:tab/>Command Datagram (retransmit) →</text:p>
      <text:p text:style-name="P9"><text:tab/>← Datagram Received OK</text:p>
      <text:p text:style-name="P9"><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7960761033221845349" text:style-name="L9">
        <text:list-item>
          <text:p text:style-name="P25"><text:soft-page-break/>A one-byte ID field with a central sequential method of assignment. <text:span text:style-name="T5">It is</text:span> called the “Datagram Content ID”. This is small, so doesn't use much space on CAN, but requires central recording of IDs.</text:p>
        </text:list-item>
        <text:list-item>
          <text:p text:style-name="P25">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9">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5202264921909879893" text:style-name="L10">
        <text:list-item>
          <text:p text:style-name="P26">Node A creates a datagram for node B in its buffer and starts to send it.</text:p>
        </text:list-item>
        <text:list-item>
          <text:p text:style-name="P26">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roduction<text:tab/>1</text:p>
          <text:p text:style-name="P16"><text:s/>2.2 Intended Use<text:tab/>1</text:p>
          <text:p text:style-name="P16"><text:s/>2.3 References and Context<text:tab/>1</text:p>
          <text:p text:style-name="P16"><text:s/>2.4  Message Formats<text:tab/>1</text:p>
          <text:p text:style-name="P14"><text:s/>2.4.1 Datagram Content<text:tab/>1</text:p>
          <text:p text:style-name="P14"><text:s/>2.4.2 Datagram Received OK<text:tab/>2</text:p>
          <text:p text:style-name="P14"><text:s/>2.4.3 Datagram Rejected<text:tab/>3</text:p>
          <text:p text:style-name="P17"><text:s/>2.4.3.1 Error Codes<text:tab/>3</text:p>
          <text:p text:style-name="P16"><text:s/>2.5 States<text:tab/>4</text:p>
          <text:p text:style-name="P16"><text:s/>2.6 Interactions<text:tab/>4</text:p>
          <text:p text:style-name="P14"><text:s/>2.6.1 Normal Transmission<text:tab/>4</text:p>
          <text:p text:style-name="P14"><text:s/>2.6.2 Rejected Transmission<text:tab/>4</text:p>
          <text:p text:style-name="P16"><text:s/>2.7 Implementation via CAN Transport<text:tab/>5</text:p>
          <text:p text:style-name="P14"><text:s/>2.7.1 CAN Message Formats<text:tab/>5</text:p>
          <text:p text:style-name="P14"><text:s/>2.7.2 CAN States<text:tab/>5</text:p>
          <text:p text:style-name="P14"><text:s/>2.7.3 CAN Interactions<text:tab/>5</text:p>
          <text:p text:style-name="P17"><text:s/>2.7.3.1 Normal Transmission<text:tab/>5</text:p>
          <text:p text:style-name="P17"><text:s/>2.7.3.2 Rejected Transmission<text:tab/>6</text:p>
          <text:p text:style-name="P15"><text:s/>3 Background Information<text:tab/>6</text:p>
          <text:p text:style-name="P16"><text:s/>3.1 Use Cases<text:tab/>6</text:p>
          <text:p text:style-name="P16"><text:s/>3.2 Discussion<text:tab/>7</text:p>
          <text:p text:style-name="P16"><text:s/>3.3 Examples<text:tab/>8</text:p>
          <text:p text:style-name="P14"><text:s/>3.3.1 Normal CAN case<text:tab/>8</text:p>
          <text:p text:style-name="P14"><text:s/>3.3.2 Short CAN datagram case<text:tab/>8</text:p>
          <text:p text:style-name="P14"><text:s/>3.3.3 Rejected short CAN datagram case<text:tab/>8</text:p>
          <text:p text:style-name="P14"><text:s/>3.3.4 Rejected interleaved CAN datagram case:<text:tab/>9</text:p>
          <text:p text:style-name="P14"><text:s/>3.3.5 Command/Reply Example<text:tab/>10</text:p>
          <text:p text:style-name="P14"><text:s/>3.3.6 Back and Forth Datagram Protocol<text:tab/>10</text:p>
          <text:p text:style-name="P16"><text:s/>3.4 Datagram Content<text:tab/>10</text:p>
          <text:p text:style-name="P16"><text:s/>3.5 Numerology<text:tab/>11</text:p>
          <text:p text:style-name="P16"><text:s/>3.6 Future Extensions<text:tab/>12</text:p>
          <text:p text:style-name="P14"><text:s/>3.6.1 Global Datagrams<text:tab/>12</text:p>
          <text:p text:style-name="P14"><text:s/>3.6.2 CAN Extensions<text:tab/>12</text:p>
          <text:p text:style-name="P16"><text:s/>3.7 Implementation Notes<text:tab/>1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0549in" style:rel-column-width="562*"/>
    </style:style>
    <style:style style:name="Table1.C" style:family="table-column">
      <style:table-column-properties style:column-width="1.5097in" style:rel-column-width="15472*"/>
    </style:style>
    <style:style style:name="Table1.D" style:family="table-column">
      <style:table-column-properties style:column-width="1.5188in" style:rel-column-width="1556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CAN Datagram Transport Technical Note<draw:custom-shape text:anchor-type="char" draw:z-index="1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75" text:date-value="2015-02-09T22:18:27.704230304">Feb 9,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9T22:18:27.709206640">Feb 9,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2"><text:date style:data-style-name="N75" text:date-value="2015-02-09T22:18:27.713157031">Feb 9,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25</meta:editing-cycles>
    <meta:editing-duration>PT23H6M25S</meta:editing-duration>
    <meta:generator>LibreOffice/4.2.7.2$Linux_X86_64 LibreOffice_project/420m0$Build-2</meta:generator>
    <dc:date>2015-02-09T22:18:27.625097038</dc:date>
    <dc:creator>Stuart Baker</dc:creator>
    <meta:printed-by>Bob Jacobsen</meta:printed-by>
    <meta:print-date>2013-04-13T07:58:02</meta:print-date>
    <meta:document-statistic meta:table-count="1" meta:image-count="4" meta:object-count="0" meta:page-count="14" meta:paragraph-count="201" meta:word-count="4765" meta:character-count="28909" meta:non-whitespace-character-count="24212"/>
    <meta:user-defined meta:name="Info 1"/>
    <meta:user-defined meta:name="Info 2"/>
    <meta:user-defined meta:name="Info 3"/>
    <meta:user-defined meta:name="Info 4"/>
  </office:meta>
</office:document-meta>
</file>